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responsable &lt;pk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ponsables</text:p>
          </table:table-cell>
        </table:table-row>
        <table:table-row table:style-name="ro1">
          <table:table-cell office:value-type="string" calcext:value-type="string">
            <text:p>matricule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esponsables</text:p>
          </table:table-cell>
        </table:table-row>
        <table:table-row table:style-name="ro1">
          <table:table-cell office:value-type="string" calcext:value-type="string">
            <text:p>nom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esponsables</text:p>
          </table:table-cell>
        </table:table-row>
        <table:table-row table:style-name="ro1">
          <table:table-cell office:value-type="string" calcext:value-type="string">
            <text:p>sexe_responsable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Responsables</text:p>
          </table:table-cell>
        </table:table-row>
        <table:table-row table:style-name="ro1">
          <table:table-cell office:value-type="string" calcext:value-type="string">
            <text:p>adresse_responsab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esponsables</text:p>
          </table:table-cell>
        </table:table-row>
        <table:table-row table:style-name="ro1">
          <table:table-cell office:value-type="string" calcext:value-type="string">
            <text:p>numero_responsabl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Responsabl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_roles &lt;pk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ôles</text:p>
          </table:table-cell>
        </table:table-row>
        <table:table-row table:style-name="ro1">
          <table:table-cell office:value-type="string" calcext:value-type="string">
            <text:p>roles_libelle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ôl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_station &lt;pk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nom_st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altitude_st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epreuv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preuves</text:p>
          </table:table-cell>
        </table:table-row>
        <table:table-row table:style-name="ro1">
          <table:table-cell office:value-type="string" calcext:value-type="string">
            <text:p>nom_epreuve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Epreuv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_resulta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string" calcext:value-type="string">
            <text:p>temps_resultat</text:p>
          </table:table-cell>
          <table:table-cell table:style-name="ce3" office:value-type="string" calcext:value-type="string">
            <text:p>DECIMAL(5,3)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string" calcext:value-type="string">
            <text:p>nombre_point_resultat</text:p>
          </table:table-cell>
          <table:table-cell office:value-type="string" calcext:value-type="string">
            <text:p>DECIMAL(5,3)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string" calcext:value-type="string">
            <text:p>place_resulta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office:value-type="string" calcext:value-type="string">
            <text:p>medaille_resulta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esulta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discipli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cipline</text:p>
          </table:table-cell>
        </table:table-row>
        <table:table-row table:style-name="ro1">
          <table:table-cell office:value-type="string" calcext:value-type="string">
            <text:p>nom_discipli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isciplin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_particip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nom_participa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prenom_participa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pays_participa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sexe_participa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date_naissance_participa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string" calcext:value-type="string">
            <text:p>coordonne_participa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articip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08:59.942022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3:24:45.254792993</meta:creation-date>
    <dc:date>2021-11-18T10:44:32.841245724</dc:date>
    <meta:editing-duration>PT3H24M22S</meta:editing-duration>
    <meta:editing-cycles>11</meta:editing-cycles>
    <meta:generator>LibreOffice/6.4.7.2$Linux_X86_64 LibreOffice_project/40$Build-2</meta:generator>
    <meta:document-statistic meta:table-count="1" meta:cell-count="84" meta:object-count="0"/>
  </office:meta>
</office:document-meta>
</file>